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1ae9" officeooo:paragraph-rsid="00141ae9"/>
    </style:style>
    <style:style style:name="P2" style:family="paragraph" style:parent-style-name="Standard">
      <style:paragraph-properties fo:text-align="start" style:justify-single-word="false"/>
      <style:text-properties officeooo:rsid="00141ae9" officeooo:paragraph-rsid="00141ae9"/>
    </style:style>
    <style:style style:name="P3" style:family="paragraph" style:parent-style-name="Standard">
      <style:paragraph-properties fo:text-align="start" style:justify-single-word="false"/>
      <style:text-properties officeooo:paragraph-rsid="00142adf"/>
    </style:style>
    <style:style style:name="P4" style:family="paragraph" style:parent-style-name="Standard">
      <style:paragraph-properties fo:text-align="start" style:justify-single-word="false"/>
      <style:text-properties officeooo:paragraph-rsid="001a7e57"/>
    </style:style>
    <style:style style:name="P5" style:family="paragraph" style:parent-style-name="Standard">
      <style:paragraph-properties fo:text-align="start" style:justify-single-word="false"/>
      <style:text-properties officeooo:paragraph-rsid="001ba1cd"/>
    </style:style>
    <style:style style:name="P6" style:family="paragraph" style:parent-style-name="Standard">
      <style:paragraph-properties fo:text-align="start" style:justify-single-word="false"/>
      <style:text-properties officeooo:paragraph-rsid="001c5fef"/>
    </style:style>
    <style:style style:name="P7" style:family="paragraph" style:parent-style-name="Standard">
      <style:paragraph-properties fo:text-align="start" style:justify-single-word="false"/>
      <style:text-properties officeooo:rsid="00156394" officeooo:paragraph-rsid="00142adf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56394" officeooo:paragraph-rsid="0015639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b4a14" officeooo:paragraph-rsid="001b4a1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ba1cd" officeooo:paragraph-rsid="001ba1c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41ae9" officeooo:paragraph-rsid="00156394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41ae9" officeooo:paragraph-rsid="00141ae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79601" officeooo:paragraph-rsid="0017960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b4a14" officeooo:paragraph-rsid="001b4a14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c5fef" officeooo:paragraph-rsid="001c5fef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rsid="00179601" officeooo:paragraph-rsid="00179601"/>
    </style:style>
    <style:style style:name="P17" style:family="paragraph" style:parent-style-name="Standard">
      <style:paragraph-properties fo:text-align="start" style:justify-single-word="false"/>
      <style:text-properties officeooo:rsid="00179601" officeooo:paragraph-rsid="001a7e57"/>
    </style:style>
    <style:style style:name="P18" style:family="paragraph" style:parent-style-name="Standard">
      <style:paragraph-properties fo:text-align="start" style:justify-single-word="false"/>
      <style:text-properties officeooo:rsid="0019020b" officeooo:paragraph-rsid="0019020b"/>
    </style:style>
    <style:style style:name="P19" style:family="paragraph" style:parent-style-name="Standard">
      <style:paragraph-properties fo:text-align="start" style:justify-single-word="false"/>
      <style:text-properties officeooo:rsid="0019020b" officeooo:paragraph-rsid="001a7e57"/>
    </style:style>
    <style:style style:name="P20" style:family="paragraph" style:parent-style-name="Standard">
      <style:paragraph-properties fo:text-align="start" style:justify-single-word="false"/>
      <style:text-properties officeooo:rsid="001a7e57" officeooo:paragraph-rsid="001a7e57"/>
    </style:style>
    <style:style style:name="P21" style:family="paragraph" style:parent-style-name="Standard">
      <style:text-properties officeooo:paragraph-rsid="001c5fef"/>
    </style:style>
    <style:style style:name="T1" style:family="text">
      <style:text-properties officeooo:rsid="00142adf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fo:font-weight="bold" style:font-weight-asian="bold" style:font-weight-complex="bold"/>
    </style:style>
    <style:style style:name="T4" style:family="text">
      <style:text-properties style:text-line-through-style="none" style:text-line-through-type="none" fo:font-weight="bold" officeooo:rsid="001c5fef" style:font-weight-asian="bold" style:font-weight-complex="bold"/>
    </style:style>
    <style:style style:name="T5" style:family="text">
      <style:text-properties officeooo:rsid="0015639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64a0c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64a0c" style:font-weight-asian="normal" style:font-weight-complex="normal"/>
    </style:style>
    <style:style style:name="T10" style:family="text">
      <style:text-properties fo:font-weight="normal" officeooo:rsid="001ba1cd" style:font-weight-asian="normal" style:font-weight-complex="normal"/>
    </style:style>
    <style:style style:name="T11" style:family="text">
      <style:text-properties officeooo:rsid="00164a0c"/>
    </style:style>
    <style:style style:name="T12" style:family="text">
      <style:text-properties officeooo:rsid="00179601"/>
    </style:style>
    <style:style style:name="T13" style:family="text">
      <style:text-properties style:text-underline-style="none"/>
    </style:style>
    <style:style style:name="T14" style:family="text">
      <style:text-properties officeooo:rsid="0019020b"/>
    </style:style>
    <style:style style:name="T15" style:family="text">
      <style:text-properties officeooo:rsid="001a7e57"/>
    </style:style>
    <style:style style:name="T16" style:family="text">
      <style:text-properties officeooo:rsid="001ba1cd"/>
    </style:style>
    <style:style style:name="T17" style:family="text">
      <style:text-properties style:text-line-through-style="solid" style:text-line-through-type="single"/>
    </style:style>
    <style:style style:name="T18" style:family="text">
      <style:text-properties officeooo:rsid="001c5fef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fo:font-weight="bold" officeooo:rsid="001c5fef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E236 | Electronic Devices Lab</text:p>
      <text:p text:style-name="P1">Mayur Ware | 19D070070</text:p>
      <text:p text:style-name="P1">Lab 3</text:p>
      <text:p text:style-name="P1"/>
      <text:p text:style-name="P14">Q1)</text:p>
      <text:p text:style-name="P2">I-V Characteristics of Solar Cell :</text:p>
      <text:p text:style-name="P12">1) I_L = 0<text:span text:style-name="T11">e-3</text:span></text:p>
      <text:p text:style-name="P2">x0 = 0.318116, y0 = -6.86111 <text:s text:c="3"/></text:p>
      <text:p text:style-name="P2">x1 = 0.197464, y1 = -8.19444</text:p>
      <text:p text:style-name="P2">Slope = 11.0511 <text:s text:c="3"/></text:p>
      <text:p text:style-name="P2">eta = 1000/slope*26 = <text:s/><text:span text:style-name="T6">3.4803</text:span></text:p>
      <text:p text:style-name="P2"><text:span text:style-name="T6"/></text:p>
      <text:p text:style-name="P13">I = I_0(e^qV/etakT -1) –<text:span text:style-name="T13"> I_L</text:span></text:p>
      <text:p text:style-name="P13"><text:span text:style-name="T13"/></text:p>
      <text:p text:style-name="P2"><text:span text:style-name="T6">2) I_L = 8e-</text:span></text:p>
      <text:p text:style-name="P16">x0 = <text:span text:style-name="T1">0.00666667 </text:span></text:p>
      <text:p text:style-name="P3"><text:span text:style-name="T12">y0 =</text:span><text:span text:style-name="T1"> 0.527174</text:span></text:p>
      <text:p text:style-name="P16">I<text:span text:style-name="T14">1</text:span> = 0.00666 + 0.008 = 0.01467A</text:p>
      <text:p text:style-name="P18">V1 = 0.5271</text:p>
      <text:p text:style-name="P18">----------------------------------</text:p>
      <text:p text:style-name="P18">x1 = 0.00275</text:p>
      <text:p text:style-name="P18">y1 = 0.4717</text:p>
      <text:p text:style-name="P18">I2 = 0.00275 + 0.008 = 0.01075A</text:p>
      <text:p text:style-name="P18">V2 = 0.4717</text:p>
      <text:p text:style-name="P18">Now,</text:p>
      <text:p text:style-name="P18">I1/I2 = e^(0.5271/eta*26m – 0.4717/eta*26m) = <text:span text:style-name="T15">e^(55.4/26*eta)</text:span></text:p>
      <text:p text:style-name="P19"><text:span text:style-name="T15">ln(</text:span>1.3646<text:span text:style-name="T15">)</text:span> <text:span text:style-name="T15">= <text:s/>55.4/26*eta</text:span></text:p>
      <text:p text:style-name="P20">0.3108 = 2.1307/eta</text:p>
      <text:p text:style-name="P20">eta = 2.1307/0.3108 = <text:span text:style-name="T6">6.8557</text:span></text:p>
      <text:p text:style-name="P7"><text:span text:style-name="T6"/></text:p>
      <text:p text:style-name="P11"><text:span text:style-name="T11">3</text:span>) I_L = <text:span text:style-name="T5">10</text:span>e-3</text:p>
      <text:p text:style-name="P17">x0 = <text:span text:style-name="T1">0.00</text:span><text:span text:style-name="T15">7731</text:span><text:span text:style-name="T1"> </text:span></text:p>
      <text:p text:style-name="P4"><text:span text:style-name="T12">y0 =</text:span><text:span text:style-name="T1"> 0.5</text:span><text:span text:style-name="T15">47917</text:span></text:p>
      <text:p text:style-name="P17">I<text:span text:style-name="T14">1</text:span> = 0.00<text:span text:style-name="T15">7731</text:span> + 0.0<text:span text:style-name="T15">10</text:span> = 0.01<text:span text:style-name="T15">7731</text:span>A</text:p>
      <text:p text:style-name="P19">V1 = 0.5<text:span text:style-name="T15">479</text:span></text:p>
      <text:p text:style-name="P19">----------------------------------</text:p>
      <text:p text:style-name="P19">x1 = 0.00<text:span text:style-name="T15">3223</text:span></text:p>
      <text:p text:style-name="P19">y1 = 0.<text:span text:style-name="T15">4864</text:span></text:p>
      <text:p text:style-name="P19">I2 = 0.00<text:span text:style-name="T15">3223</text:span> + 0.0<text:span text:style-name="T15">10</text:span> = 0.01<text:span text:style-name="T15">3223</text:span>A</text:p>
      <text:p text:style-name="P19">V2 = 0.4<text:span text:style-name="T15">864</text:span></text:p>
      <text:p text:style-name="P19">Now,</text:p>
      <text:p text:style-name="P19">I1/I2 = e^(0.5<text:span text:style-name="T15">479</text:span>/eta*26m – 0.4<text:span text:style-name="T15">864</text:span>/eta*26m) = <text:span text:style-name="T15">e^(61.5/26*eta)</text:span></text:p>
      <text:p text:style-name="P19"><text:span text:style-name="T15">ln(</text:span>1.3<text:span text:style-name="T15">431)</text:span> <text:span text:style-name="T15">= <text:s/>61.5/26*eta</text:span></text:p>
      <text:p text:style-name="P20">0.2950 = 2.365/eta</text:p>
      <text:p text:style-name="P20"><text:span text:style-name="T9">eta = 2.</text:span><text:span text:style-name="T8">365</text:span><text:span text:style-name="T9">/0.</text:span><text:span text:style-name="T8">2950</text:span><text:span text:style-name="T9"> =</text:span><text:span text:style-name="T7"> </text:span><text:span text:style-name="T6">8.0169</text:span></text:p>
      <text:p text:style-name="P8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Q2)</text:p>
      <text:p text:style-name="P14">Id vs Vd plot :</text:p>
      <text:p text:style-name="P8">x0 = 0.00810127, y0 = -0.00790517</text:p>
      <text:p text:style-name="P9">Isc = -<text:span text:style-name="T16">7.9</text:span>mA</text:p>
      <text:p text:style-name="P9"/>
      <text:p text:style-name="P8">x0 = 0.412152, y0 = -0.000827586</text:p>
      <text:p text:style-name="P9">Vo<text:span text:style-name="T16">c</text:span> = 0.412V</text:p>
      <text:p text:style-name="P9"/>
      <text:p text:style-name="P14">Pr vs Vd plot :</text:p>
      <text:p text:style-name="P5"><text:span text:style-name="T10">Power Max. = <text:s/>-1.7mW</text:span></text:p>
      <text:p text:style-name="P10">Fill Factor = Imax*Vmax/Isc*Voc = <text:span text:style-name="T2">-1.7m/ -3.2m = </text:span><text:span text:style-name="T3">0.5312</text:span></text:p>
      <text:p text:style-name="P10"><text:span text:style-name="T3"/></text:p>
      <text:p text:style-name="P15"><text:span text:style-name="T2">Q4)</text:span></text:p>
      <text:p text:style-name="P15"><text:span text:style-name="T2">x0 = 1.40741, y0 = 1.01109e+08 <text:s text:c="3"/></text:span></text:p>
      <text:p text:style-name="P15"><text:span text:style-name="T2">x1 = 1.36574, y1 = 9.58913e+07</text:span></text:p>
      <text:p text:style-name="P15"><text:span text:style-name="T2"/></text:p>
      <text:p text:style-name="P6"><text:span text:style-name="T4">Slope = 1.25217e+08 <text:s text:c="2"/></text:span></text:p>
      <text:p text:style-name="P6"><text:span text:style-name="T4">y-intercept = </text:span><text:span text:style-name="T19">-7.49</text:span><text:span text:style-name="T20">e+7</text:span></text:p>
      <text:p text:style-name="Standard"/>
      <text:p text:style-name="P21"><text:span text:style-name="T18">N_D = 6.98*10^20/ m^3</text:span></text:p>
      <text:p text:style-name="P21"><text:span text:style-name="T18">Vbi = 0.93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3:55:18.840249323</meta:creation-date>
    <dc:date>2022-02-09T16:38:25.630300637</dc:date>
    <meta:editing-duration>PT1H19M3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57" meta:word-count="225" meta:character-count="1225" meta:non-whitespace-character-count="1032"/>
  </office:meta>
</office:document-meta>
</file>